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5.42520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Serpentina amb olivin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gregats fibrosos en vetes alterant olivin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Està alterant oliv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Grisos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No apreciable fàcilm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7" table:style-name="ce11">
            <text:p>7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Olivina 30%</text:p>
          </table:table-cell>
          <table:table-cell table:style-name="ce5"/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5">
            <text:p>Serpent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(Mg,Al,Fe,Mn,Ni,Zn)<text:span text:style-name="T2">2-3</text:span>(Si,Al,Fe)<text:span text:style-name="T2">2</text:span>O<text:span text:style-name="T2">5</text:span>(OH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En agregats paral·lels de cristalls fibrosos (asbest) en vetes o massiu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Incolor però pot tenir tonalitats groguenques o verd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Molt febl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Pot presentar una direcció però molt rarament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És mineral d'alter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grisos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1T22:15:21Z</dc:date>
    <meta:editing-cycles>9</meta:editing-cycles>
    <meta:editing-duration>PT4012S</meta:editing-duration>
  </office:meta>
</office:document-meta>
</file>